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Accuracy_tre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828125" office:value-type="float"/>
          <table:table-cell office:value="0.8828125" office:value-type="float"/>
          <table:table-cell office:value="0.88125" office:value-type="float"/>
          <table:table-cell office:value="0.8796875" office:value-type="float"/>
          <table:table-cell office:value="0.8796875" office:value-type="float"/>
          <table:table-cell office:value="0.8796875" office:value-type="float"/>
          <table:table-cell office:value="0.8796875" office:value-type="float"/>
          <table:table-cell office:value="0.8796875" office:value-type="float"/>
          <table:table-cell office:value="0.878125" office:value-type="float"/>
          <table:table-cell office:value="0.878125" office:value-type="float"/>
        </table:table-row>
        <table:table-row>
          <table:table-cell office:value-type="string">
            <text:p>Attributes_tre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{'LIX', 'Unknown_tags_relative', 'NOUN_relative', 'NUM_relative', 'ADV_relative', 'PRON_relative', 'DET_relative', 'PROPN_relative', 'SYM_relative', 'INTJ_relative'}</text:p>
          </table:table-cell>
          <table:table-cell office:value-type="string">
            <text:p>{'SCONJ_relative', 'LIX', 'Unknown_tags_relative', 'NOUN_relative', 'VERB_relative', 'NUM_relative', 'ADV_relative', 'PRON_relative', 'CCONJ_relative', 'ADJ_relative', 'polarity', 'capital_words_relative', 'INTJ_relative'}</text:p>
          </table:table-cell>
          <table:table-cell office:value-type="string">
            <text:p>{'LIX', 'Unknown_tags_relative', 'VERB_relative', 'AUX_relative', 'PRON_relative', 'DET_relative', 'CCONJ_relative', 'polarity', 'capital_words_relative', 'SYM_relative'}</text:p>
          </table:table-cell>
          <table:table-cell office:value-type="string">
            <text:p>{'SCONJ_relative', 'LIX', 'Unknown_tags_relative', 'PART_relative', 'NUM_relative', 'PRON_relative', 'DET_relative', 'polarity', 'ADP_relative', 'INTJ_relative'}</text:p>
          </table:table-cell>
          <table:table-cell office:value-type="string">
            <text:p>{'SCONJ_relative', 'LIX', 'NOUN_relative', 'ADV_relative', 'polarity', 'SYM_relative', 'ADP_relative', 'Unknown_tags_relative'}</text:p>
          </table:table-cell>
          <table:table-cell office:value-type="string">
            <text:p>{'SCONJ_relative', 'LIX', 'Unknown_tags_relative', 'NOUN_relative', 'NUM_relative', 'ADV_relative', 'DET_relative', 'CCONJ_relative', 'PROPN_relative', 'polarity', 'capital_words_relative', 'INTJ_relative'}</text:p>
          </table:table-cell>
          <table:table-cell office:value-type="string">
            <text:p>{'SCONJ_relative', 'LIX', 'Unknown_tags_relative', 'PART_relative', 'NOUN_relative', 'VERB_relative', 'ADV_relative', 'AUX_relative', 'PRON_relative', 'DET_relative', 'polarity', 'capital_words_relative', 'ADP_relative', 'SYM_relative'}</text:p>
          </table:table-cell>
          <table:table-cell office:value-type="string">
            <text:p>{'SCONJ_relative', 'LIX', 'Unknown_tags_relative', 'PART_relative', 'VERB_relative', 'NUM_relative', 'ADV_relative', 'AUX_relative', 'PRON_relative', 'CCONJ_relative', 'PROPN_relative', 'polarity', 'capital_words_relative', 'ADP_relative', 'SYM_relative'}</text:p>
          </table:table-cell>
          <table:table-cell office:value-type="string">
            <text:p>{'SCONJ_relative', 'LIX', 'PART_relative', 'NOUN_relative', 'AUX_relative', 'PRON_relative', 'DET_relative', 'CCONJ_relative', 'ADJ_relative', 'PROPN_relative', 'Unknown_tags_relative'}</text:p>
          </table:table-cell>
          <table:table-cell office:value-type="string">
            <text:p>{'SCONJ_relative', 'Unknown_tags_relative', 'INTJ_relative', 'VERB_relative', 'ADV_relative', 'PRON_relative', 'CCONJ_relative', 'ADJ_relative', 'polarity', 'capital_words_relative', 'ADP_relative', 'SYM_relative'}</text:p>
          </table:table-cell>
        </table:table-row>
      </table:table>
      <table:table table:name="Sheet 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Accuracy_bay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453125" office:value-type="float"/>
          <table:table-cell office:value="0.74375" office:value-type="float"/>
          <table:table-cell office:value="0.7421875" office:value-type="float"/>
          <table:table-cell office:value="0.740625" office:value-type="float"/>
          <table:table-cell office:value="0.740625" office:value-type="float"/>
          <table:table-cell office:value="0.740625" office:value-type="float"/>
          <table:table-cell office:value="0.740625" office:value-type="float"/>
          <table:table-cell office:value="0.7390625" office:value-type="float"/>
          <table:table-cell office:value="0.7390625" office:value-type="float"/>
          <table:table-cell office:value="0.7390625" office:value-type="float"/>
        </table:table-row>
        <table:table-row>
          <table:table-cell office:value-type="string">
            <text:p>Attributes_bay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{'LIX', 'NOUN_relative', 'ADV_relative', 'DET_relative', 'polarity', 'SYM_relative'}</text:p>
          </table:table-cell>
          <table:table-cell office:value-type="string">
            <text:p>{'SCONJ_relative', 'NOUN_relative', 'AUX_relative', 'DET_relative', 'polarity', 'capital_words_relative', 'INTJ_relative'}</text:p>
          </table:table-cell>
          <table:table-cell office:value-type="string">
            <text:p>{'SCONJ_relative', 'NOUN_relative', 'PRON_relative', 'DET_relative', 'CCONJ_relative', 'ADJ_relative', 'PROPN_relative', 'polarity'}</text:p>
          </table:table-cell>
          <table:table-cell office:value-type="string">
            <text:p>{'SCONJ_relative', 'LIX', 'NOUN_relative', 'AUX_relative', 'DET_relative', 'CCONJ_relative', 'polarity', 'INTJ_relative'}</text:p>
          </table:table-cell>
          <table:table-cell office:value-type="string">
            <text:p>{'LIX', 'Unknown_tags_relative', 'PART_relative', 'NOUN_relative', 'VERB_relative', 'AUX_relative', 'DET_relative', 'ADJ_relative', 'capital_words_relative', 'ADP_relative', 'SYM_relative'}</text:p>
          </table:table-cell>
          <table:table-cell office:value-type="string">
            <text:p>{'LIX', 'Unknown_tags_relative', 'PART_relative', 'VERB_relative', 'ADV_relative', 'PRON_relative', 'PROPN_relative', 'ADJ_relative', 'capital_words_relative', 'ADP_relative', 'SYM_relative'}</text:p>
          </table:table-cell>
          <table:table-cell office:value-type="string">
            <text:p>{'SCONJ_relative', 'LIX', 'Unknown_tags_relative', 'INTJ_relative', 'PART_relative', 'DET_relative', 'PROPN_relative', 'ADJ_relative', 'polarity', 'capital_words_relative', 'ADP_relative', 'SYM_relative'}</text:p>
          </table:table-cell>
          <table:table-cell office:value-type="string">
            <text:p>{'SCONJ_relative', 'PART_relative', 'NOUN_relative', 'ADV_relative', 'PRON_relative', 'DET_relative', 'CCONJ_relative', 'polarity'}</text:p>
          </table:table-cell>
          <table:table-cell office:value-type="string">
            <text:p>{'Unknown_tags_relative', 'NOUN_relative', 'AUX_relative', 'PRON_relative', 'DET_relative', 'CCONJ_relative', 'ADJ_relative', 'PROPN_relative', 'capital_words_relative', 'INTJ_relative'}</text:p>
          </table:table-cell>
          <table:table-cell office:value-type="string">
            <text:p>{'SCONJ_relative', 'LIX', 'Unknown_tags_relative', 'INTJ_relative', 'VERB_relative', 'ADV_relative', 'DET_relative', 'CCONJ_relative', 'PROPN_relative', 'ADJ_relative', 'capital_words_relative', 'SYM_relative'}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1-07T06:17:20.704710</meta:creation-date>
    <dc:date>2023-01-07T06:17:20.707756</dc:date>
    <meta:generator>http://pypi.python.org/pypi/ezodf/0.1.0$Python3.10.4 (main, Mar 31 2022, 08:41:55) [GCC 7.5.0]</meta:generator>
    <meta:document-statistic/>
    <meta:editing-cycles>1</meta:editing-cycles>
  </office:meta>
</office:document-meta>
</file>